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8BD54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6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1cm" fo:min-width="12.702cm" fo:padding-top="0.3cm" fo:padding-bottom="0.3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53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xml:id="id3" draw:id="id3" draw:layer="layout" svg:width="27.092cm" svg:height="20.319cm" svg:x="0.454cm" svg:y="0.341cm">
          <draw:image xlink:href="Pictures/100002010000040000000300278BD544.png" xlink:type="simple" xlink:show="embed" xlink:actuate="onLoad">
            <text:p/>
          </draw:image>
        </draw:frame>
        <draw:custom-shape draw:style-name="gr2" draw:text-style-name="P1" xml:id="id4" draw:id="id4" draw:layer="controls" svg:width="0.5cm" svg:height="0.886cm" svg:x="6.4cm" svg:y="14.221cm">
          <text:p/>
          <draw:enhanced-geometry svg:viewBox="0 0 21600 21600" draw:type="rectangle" draw:enhanced-path="M 0 0 L 21600 0 21600 21600 0 21600 0 0 Z N"/>
        </draw:custom-shape>
        <draw:frame draw:style-name="gr3" xml:id="id5" draw:id="id5" draw:layer="controls" svg:width="13.502cm" svg:height="1.371cm" svg:x="9.2cm" svg:y="13.979cm">
          <draw:text-box>
            <text:p>❸貼り付ける位置までカーソルを移動します</text:p>
          </draw:text-box>
        </draw:frame>
        <draw:frame draw:style-name="gr4" xml:id="id1" draw:id="id1" draw:layer="controls" svg:width="11.153cm" svg:height="1.013cm" svg:x="11.347cm" svg:y="4.087cm">
          <draw:text-box>
            <text:p>❹[貼り付け]ボタンをクリックします</text:p>
          </draw:text-box>
        </draw:frame>
        <draw:custom-shape draw:style-name="gr5" draw:text-style-name="P1" xml:id="id2" draw:id="id2" draw:layer="controls" svg:width="0.7cm" svg:height="0.7cm" svg:x="10.1cm" svg:y="1.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controls" svg:x1="11.347cm" svg:y1="4.593cm" svg:x2="10.45cm" svg:y2="2.3cm" draw:start-shape="id1" draw:start-glue-point="3" draw:end-shape="id2" draw:end-glue-point="2" svg:d="M11347 4593h-897v-2293" svg:viewBox="0 0 898 2294">
          <text:p/>
        </draw:connector>
        <draw:connector draw:style-name="gr7" draw:text-style-name="P1" draw:layer="controls" draw:type="line" svg:x1="14cm" svg:y1="0.341cm" svg:x2="14cm" svg:y2="0.341cm" draw:start-shape="id3" draw:end-shape="id3" svg:d="M14000 341z" svg:viewBox="0 0 1 1">
          <text:p/>
        </draw:connector>
        <draw:connector draw:style-name="gr7" draw:text-style-name="P1" draw:layer="layout" draw:type="line" svg:x1="14cm" svg:y1="0.341cm" svg:x2="14cm" svg:y2="0.341cm" draw:start-shape="id3" draw:end-shape="id3" svg:d="M14000 341z" svg:viewBox="0 0 1 1">
          <text:p/>
        </draw:connector>
        <draw:connector draw:style-name="gr7" draw:text-style-name="P1" draw:layer="layout" draw:type="line" svg:x1="6.9cm" svg:y1="14.664cm" svg:x2="9.2cm" svg:y2="14.664cm" draw:start-shape="id4" draw:start-glue-point="1" draw:end-shape="id5" svg:d="M6900 14664h2300" svg:viewBox="0 0 2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1:03:25.941249435</meta:creation-date>
    <meta:editing-duration>PT17M46S</meta:editing-duration>
    <meta:editing-cycles>7</meta:editing-cycles>
    <meta:generator>LibreOffice/4.3.3.2$Linux_X86_64 LibreOffice_project/430m0$Build-2</meta:generator>
    <dc:title>screenshot-template</dc:title>
    <meta:initial-creator>NOGATA Jun</meta:initial-creator>
    <dc:date>2014-11-21T01:39:54.559735228</dc:date>
    <dc:creator>NOGATA Jun</dc:creator>
    <meta:document-statistic meta:object-count="9"/>
    <meta:template xlink:type="simple" xlink:actuate="onRequest" xlink:title="screenshot-template" xlink:href="../../../../.config/libreoffice/4/user/template/screenshot-template.otg" meta:date="2014-11-21T01:03:25.766556080"/>
  </office:meta>
</office:document-meta>
</file>